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53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b2b2b2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TitanV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Design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2,H3,H4,H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untingHole_Pad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C15,C28,C27,C18,C13,C12,C9,C8,C7,C6,C5,C4,C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100nF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 butt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15B104Q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J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crew_Terminal_01x08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R21,R23,R22,R2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24,C26,C25,C23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47pF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J1,J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SB_B_Micro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U6,U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230X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732M33R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C1,C34,C33,C22,C16,C1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2.2uF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XT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3225GD-8MHZ-STD-CRA-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8,U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PU-6050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U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BEE3Micro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13VGT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72,R71,R69,R62,R61,R60,R59,R31,R30,R29,R28,R27,R26,R25,R24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10k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R70,R68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4,7k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R38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0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37,R33,R32,R14,R13,R12,R11,R10,R9,R3,R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30" calcext:value-type="float">
            <text:p>330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R36,R6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47k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R35,R34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4.7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00k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Q2,Q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DS332P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J9,J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3B-ZR(LF)(SN)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bug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J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WR CON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FB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Ferrite_Be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LED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D1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LED_Fatal_Error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ED_Error_Lo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LED_Mode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LED_Status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ED_Valid_S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LED_Heartbeat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D6,D4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TXLED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D5,D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XL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2,D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D_Schottky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C56,C32,C17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nF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C55,C31,C21,C20,C11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1u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36,C30,C29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8.2pF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C35,C19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uF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0uF</text:p>
          </table:table-cell>
          <table:table-cell table:number-columns-repeated="1021"/>
        </table:table-row>
        <table:table-row table:style-name="ro1">
          <table:table-cell/>
          <table:table-cell table:formula="of:=SUM([.B2:.B43])" office:value-type="float" office:value="112" calcext:value-type="float">
            <text:p>112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print-date>2021-03-05T20:41:29.010804533</meta:print-date>
    <dc:date>2021-03-06T22:38:17.260978812</dc:date>
    <meta:editing-duration>P1DT1H48M14S</meta:editing-duration>
    <meta:editing-cycles>1</meta:editing-cycles>
    <meta:document-statistic meta:table-count="1" meta:cell-count="130" meta:object-count="0"/>
    <meta:generator>LibreOffice/6.4.6.2$Linux_X86_64 LibreOffice_project/40$Build-2</meta:generator>
  </office:meta>
</office:document-meta>
</file>